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 style:data-style-name="N0"/>
    <style:style style:name="ce4" style:family="table-cell" style:parent-style-name="Default" style:data-style-name="N2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ecuencial desordenado" table:style-name="ta1">
        <table:shapes>
          <draw:frame draw:z-index="0" draw:style-name="gr1" svg:width="15.998cm" svg:height="8.766cm" svg:x="1.211cm" svg:y="3.4cm">
            <draw:object draw:notify-on-update-of-ranges="'Secuencial desordenado'.A2:'Secuencial desordenado'.A6 'Secuencial desordenado'.E1:'Secuencial desordenado'.E1 'Secuencial desordenado'.E2:'Secuencial desordenado'.E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Valor de N</text:p>
          </table:table-cell>
          <table:table-cell table:style-name="ce1" office:value-type="string" calcext:value-type="string">
            <text:p>Tiempo1</text:p>
          </table:table-cell>
          <table:table-cell table:style-name="ce1" office:value-type="string" calcext:value-type="string">
            <text:p>Tiempo2</text:p>
          </table:table-cell>
          <table:table-cell table:style-name="ce1" office:value-type="string" calcext:value-type="string">
            <text:p>Tiempo3</text:p>
          </table:table-cell>
          <table:table-cell table:style-name="ce1" office:value-type="string" calcext:value-type="string">
            <text:p>Medi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AVERAGE([.B2:.D2])" office:value-type="float" office:value="2.66666666666667" calcext:value-type="float">
            <text:p>2,666666666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 office:value-type="float" office:value="26" calcext:value-type="float">
            <text:p>26</text:p>
          </table:table-cell>
          <table:table-cell table:formula="of:=AVERAGE([.B3:.D3]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9" calcext:value-type="float">
            <text:p>259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table:formula="of:=AVERAGE([.B4:.D4])" office:value-type="float" office:value="258.666666666667" calcext:value-type="float">
            <text:p>258,666666666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590" calcext:value-type="float">
            <text:p>2590</text:p>
          </table:table-cell>
          <table:table-cell office:value-type="float" office:value="2593" calcext:value-type="float">
            <text:p>2593</text:p>
          </table:table-cell>
          <table:table-cell office:value-type="float" office:value="2591" calcext:value-type="float">
            <text:p>2591</text:p>
          </table:table-cell>
          <table:table-cell table:formula="of:=AVERAGE([.B5:.D5])" office:value-type="float" office:value="2591.33333333333" calcext:value-type="float">
            <text:p>2591,333333333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5928" calcext:value-type="float">
            <text:p>25928</text:p>
          </table:table-cell>
          <table:table-cell office:value-type="float" office:value="25904" calcext:value-type="float">
            <text:p>25904</text:p>
          </table:table-cell>
          <table:table-cell office:value-type="float" office:value="25911" calcext:value-type="float">
            <text:p>25911</text:p>
          </table:table-cell>
          <table:table-cell table:formula="of:=AVERAGE([.B6:.D6])" office:value-type="float" office:value="25914.3333333333" calcext:value-type="float">
            <text:p>25914,3333333333</text:p>
          </table:table-cell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2"/>
          <table:table-cell table:number-columns-repeated="4"/>
        </table:table-row>
      </table:table>
      <table:table table:name="Secuencial Ordenado" table:style-name="ta1">
        <table:shapes>
          <draw:frame draw:z-index="0" draw:style-name="gr1" svg:width="15.999cm" svg:height="8.999cm" svg:x="0.321cm" svg:y="3.541cm">
            <draw:object draw:notify-on-update-of-ranges="'Secuencial Ordenado'.A2:'Secuencial Ordenado'.A7 'Secuencial Ordenado'.E1:'Secuencial Ordenado'.E1 'Secuencial Ordenado'.E2:'Secuencial Ordenado'.E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Valor de N</text:p>
          </table:table-cell>
          <table:table-cell table:style-name="ce1" office:value-type="string" calcext:value-type="string">
            <text:p>Tiempo1</text:p>
          </table:table-cell>
          <table:table-cell table:style-name="ce1" office:value-type="string" calcext:value-type="string">
            <text:p>Tiempo2</text:p>
          </table:table-cell>
          <table:table-cell table:style-name="ce1" office:value-type="string" calcext:value-type="string">
            <text:p>Tiempo3</text:p>
          </table:table-cell>
          <table:table-cell table:style-name="ce1" office:value-type="string" calcext:value-type="string">
            <text:p>Media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0.12" calcext:value-type="float">
            <text:p>0,12</text:p>
          </table:table-cell>
          <table:table-cell office:value-type="float" office:value="0.13" calcext:value-type="float">
            <text:p>0,13</text:p>
          </table:table-cell>
          <table:table-cell office:value-type="float" office:value="0.12" calcext:value-type="float">
            <text:p>0,12</text:p>
          </table:table-cell>
          <table:table-cell table:formula="of:=AVERAGE([.B2:.D2])" office:value-type="float" office:value="0.123333333333333" calcext:value-type="float">
            <text:p>0,123333333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4" office:value-type="float" office:value="0.26" calcext:value-type="float">
            <text:p>0,26</text:p>
          </table:table-cell>
          <table:table-cell table:number-columns-repeated="2" office:value-type="float" office:value="0.26" calcext:value-type="float">
            <text:p>0,26</text:p>
          </table:table-cell>
          <table:table-cell table:formula="of:=AVERAGE([.B3:.D3])" office:value-type="float" office:value="0.26" calcext:value-type="float">
            <text:p>0,26</text:p>
          </table:table-cell>
        </table:table-row>
        <table:table-row table:style-name="ro1">
          <table:table-cell table:formula="of:=10000000/2" office:value-type="float" office:value="5000000" calcext:value-type="float">
            <text:p>5000000</text:p>
          </table:table-cell>
          <table:table-cell table:style-name="ce4" office:value-type="float" office:value="1.32" calcext:value-type="float">
            <text:p>1,32</text:p>
          </table:table-cell>
          <table:table-cell office:value-type="float" office:value="1.3" calcext:value-type="float">
            <text:p>1,3</text:p>
          </table:table-cell>
          <table:table-cell office:value-type="float" office:value="1.33" calcext:value-type="float">
            <text:p>1,33</text:p>
          </table:table-cell>
          <table:table-cell table:formula="of:=AVERAGE([.B4:.D4])" office:value-type="float" office:value="1.31666666666667" calcext:value-type="float">
            <text:p>1,3166666667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table:number-columns-repeated="2" office:value-type="float" office:value="2.47" calcext:value-type="float">
            <text:p>2,47</text:p>
          </table:table-cell>
          <table:table-cell office:value-type="float" office:value="2.49" calcext:value-type="float">
            <text:p>2,49</text:p>
          </table:table-cell>
          <table:table-cell table:formula="of:=AVERAGE([.B5:.D5])" office:value-type="float" office:value="2.47666666666667" calcext:value-type="float">
            <text:p>2,4766666667</text:p>
          </table:table-cell>
        </table:table-row>
        <table:table-row table:style-name="ro1">
          <table:table-cell table:formula="of:=100000000/2" office:value-type="float" office:value="50000000" calcext:value-type="float">
            <text:p>50000000</text:p>
          </table:table-cell>
          <table:table-cell office:value-type="float" office:value="11.15" calcext:value-type="float">
            <text:p>11,15</text:p>
          </table:table-cell>
          <table:table-cell office:value-type="float" office:value="11.16" calcext:value-type="float">
            <text:p>11,16</text:p>
          </table:table-cell>
          <table:table-cell office:value-type="float" office:value="11.19" calcext:value-type="float">
            <text:p>11,19</text:p>
          </table:table-cell>
          <table:table-cell table:formula="of:=AVERAGE([.B6:.D6])" office:value-type="float" office:value="11.1666666666667" calcext:value-type="float">
            <text:p>11,166666666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20.77" calcext:value-type="float">
            <text:p>20,77</text:p>
          </table:table-cell>
          <table:table-cell office:value-type="float" office:value="20.66" calcext:value-type="float">
            <text:p>20,66</text:p>
          </table:table-cell>
          <table:table-cell office:value-type="float" office:value="20.63" calcext:value-type="float">
            <text:p>20,63</text:p>
          </table:table-cell>
          <table:table-cell table:formula="of:=AVERAGE([.B7:.D7])" office:value-type="float" office:value="20.6866666666667" calcext:value-type="float">
            <text:p>20,6866666667</text:p>
          </table:table-cell>
        </table:table-row>
      </table:table>
      <table:table table:name=" Dicotomica" table:style-name="ta1">
        <table:shapes>
          <draw:frame draw:z-index="0" draw:style-name="gr2" draw:text-style-name="P1" svg:width="15.999cm" svg:height="8.999cm" svg:x="0.953cm" svg:y="3.753cm">
            <draw:object draw:notify-on-update-of-ranges="' Dicotomica'.A1:' Dicotomica'.A1 ' Dicotomica'.A2:' Dicotomica'.A7 ' Dicotomica'.E1:' Dicotomica'.E1 ' Dicotomica'.E2:' Dicotomica'.E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Valor de N</text:p>
          </table:table-cell>
          <table:table-cell table:style-name="ce1" office:value-type="string" calcext:value-type="string">
            <text:p>Tiempo1</text:p>
          </table:table-cell>
          <table:table-cell table:style-name="ce1" office:value-type="string" calcext:value-type="string">
            <text:p>Tiempo2</text:p>
          </table:table-cell>
          <table:table-cell table:style-name="ce1" office:value-type="string" calcext:value-type="string">
            <text:p>Tiempo3</text:p>
          </table:table-cell>
          <table:table-cell table:style-name="ce1" office:value-type="string" calcext:value-type="string">
            <text:p>Media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0.17" calcext:value-type="float">
            <text:p>0,17</text:p>
          </table:table-cell>
          <table:table-cell office:value-type="float" office:value="0.15" calcext:value-type="float">
            <text:p>0,15</text:p>
          </table:table-cell>
          <table:table-cell office:value-type="float" office:value="0.16" calcext:value-type="float">
            <text:p>0,16</text:p>
          </table:table-cell>
          <table:table-cell table:formula="of:=AVERAGE([.B2:.D2])"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19" calcext:value-type="float">
            <text:p>0,19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table:formula="of:=AVERAGE([.B3:.D3])" office:value-type="float" office:value="0.18" calcext:value-type="float">
            <text:p>0,18</text:p>
          </table:table-cell>
        </table:table-row>
        <table:table-row table:style-name="ro1">
          <table:table-cell table:formula="of:=10000000/2" office:value-type="float" office:value="5000000" calcext:value-type="float">
            <text:p>5000000</text:p>
          </table:table-cell>
          <table:table-cell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office:value-type="float" office:value="0.21" calcext:value-type="float">
            <text:p>0,21</text:p>
          </table:table-cell>
          <table:table-cell table:formula="of:=AVERAGE([.B4:.D4])" office:value-type="float" office:value="0.213333333333333" calcext:value-type="float">
            <text:p>0,2133333333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0.37" calcext:value-type="float">
            <text:p>0,37</text:p>
          </table:table-cell>
          <table:table-cell office:value-type="float" office:value="0.36" calcext:value-type="float">
            <text:p>0,36</text:p>
          </table:table-cell>
          <table:table-cell office:value-type="float" office:value="0.37" calcext:value-type="float">
            <text:p>0,37</text:p>
          </table:table-cell>
          <table:table-cell table:formula="of:=AVERAGE([.B5:.D5])" office:value-type="float" office:value="0.366666666666667" calcext:value-type="float">
            <text:p>0,3666666667</text:p>
          </table:table-cell>
        </table:table-row>
        <table:table-row table:style-name="ro1">
          <table:table-cell table:formula="of:=100000000/2" office:value-type="float" office:value="50000000" calcext:value-type="float">
            <text:p>50000000</text:p>
          </table:table-cell>
          <table:table-cell table:number-columns-repeated="2" office:value-type="float" office:value="0.42" calcext:value-type="float">
            <text:p>0,42</text:p>
          </table:table-cell>
          <table:table-cell office:value-type="float" office:value="0.38" calcext:value-type="float">
            <text:p>0,38</text:p>
          </table:table-cell>
          <table:table-cell table:formula="of:=AVERAGE([.B6:.D6])" office:value-type="float" office:value="0.406666666666667" calcext:value-type="float">
            <text:p>0,4066666667</text:p>
          </table:table-cell>
        </table:table-row>
        <table:table-row table:style-name="ro1">
          <table:table-cell office:value-type="float" office:value="100000000" calcext:value-type="float">
            <text:p>100000000</text:p>
          </table:table-cell>
          <table:table-cell office:value-type="float" office:value="0.51" calcext:value-type="float">
            <text:p>0,51</text:p>
          </table:table-cell>
          <table:table-cell office:value-type="float" office:value="0.49" calcext:value-type="float">
            <text:p>0,49</text:p>
          </table:table-cell>
          <table:table-cell office:value-type="float" office:value="0.51" calcext:value-type="float">
            <text:p>0,51</text:p>
          </table:table-cell>
          <table:table-cell table:formula="of:=AVERAGE([.B7:.D7])" office:value-type="float" office:value="0.503333333333333" calcext:value-type="float">
            <text:p>0,50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8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4T14:41:14</meta:creation-date>
    <dc:date>2013-10-28T14:26:32.455404104</dc:date>
    <meta:editing-duration>PT1M27S</meta:editing-duration>
    <meta:editing-cycles>5</meta:editing-cycles>
    <meta:generator>LibreOffice/4.1.2.3$Linux_X86_64 LibreOffice_project/410m0$Build-3</meta:generator>
    <dc:creator>Fernando Esquitino</dc:creator>
    <meta:document-statistic meta:table-count="3" meta:cell-count="10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767cm" xlink:href=".." xlink:type="simple" chart:class="chart:scatter" chart:style-name="ch1">
        <chart:legend chart:legend-position="end" svg:x="13.729cm" svg:y="4.084cm" style:legend-expansion="high" chart:style-name="ch2"/>
        <chart:plot-area chart:style-name="ch3" table:cell-range-address="'Secuencial desordenado'.A2:'Secuencial desordenado'.A6 'Secuencial desordenado'.E1:'Secuencial desordenado'.E6" chart:data-source-has-labels="row" svg:x="0.769cm" svg:y="0.835cm" svg:width="12.322cm" svg:height="7.337cm">
          <chartooo:coordinate-region svg:x="1.946cm" svg:y="1.034cm" svg:width="10.495cm" svg:height="6.491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ecuencial desordenado'.E2:'Secuencial desordenado'.E6" chart:label-cell-address="'Secuencial desordenado'.E1:'Secuencial desordenado'.E1" chart:class="chart:scatter">
            <chart:domain table:cell-range-address="'Secuencial desordenado'.A2:'Secuencial desordenado'.A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Media</text:p>
                <draw:g>
                  <svg:desc>'Secuencial desordenado'.E1:'Secuencial desordenado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'Secuencial desordenado'.A2:'Secuencial desordenado'.A6</svg:desc>
                </draw:g>
              </table:table-cell>
              <table:table-cell office:value-type="float" office:value="2.66666666666667">
                <text:p>2.66666666666667</text:p>
                <draw:g>
                  <svg:desc>'Secuencial desordenado'.E2:'Secuencial desordenado'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258.666666666667">
                <text:p>258.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2591.33333333333">
                <text:p>2591.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00">
                <text:p>1000000</text:p>
              </table:table-cell>
              <table:table-cell office:value-type="float" office:value="25914.3333333333">
                <text:p>25914.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cm" svg:y="4.201cm" style:legend-expansion="high" chart:style-name="ch2"/>
        <chart:plot-area chart:style-name="ch3" table:cell-range-address="'Secuencial Ordenado'.A2:'Secuencial Ordenado'.A7 'Secuencial Ordenado'.E1:'Secuencial Ordenado'.E7" chart:data-source-has-labels="row" svg:x="0.77cm" svg:y="0.855cm" svg:width="12.32cm" svg:height="7.545cm">
          <chartooo:coordinate-region svg:x="1.391cm" svg:y="1.054cm" svg:width="10.864cm" svg:height="6.699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ecuencial Ordenado'.E2:'Secuencial Ordenado'.E7" chart:label-cell-address="'Secuencial Ordenado'.E1:'Secuencial Ordenado'.E1" chart:class="chart:scatter">
            <chart:domain table:cell-range-address="'Secuencial Ordenado'.A2:'Secuencial Ordenado'.A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Media</text:p>
                <draw:g>
                  <svg:desc>'Secuencial Ordenado'.E1:'Secuencial Ordenado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0">
                <text:p>500000</text:p>
                <draw:g>
                  <svg:desc>'Secuencial Ordenado'.A2:'Secuencial Ordenado'.A7</svg:desc>
                </draw:g>
              </table:table-cell>
              <table:table-cell office:value-type="float" office:value="0.123333333333333">
                <text:p>0.123333333333333</text:p>
                <draw:g>
                  <svg:desc>'Secuencial Ordenado'.E2:'Secuencial Ordenado'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0">
                <text:p>100000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1.31666666666667">
                <text:p>1.31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0">
                <text:p>10000000</text:p>
              </table:table-cell>
              <table:table-cell office:value-type="float" office:value="2.47666666666667">
                <text:p>2.47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0">
                <text:p>50000000</text:p>
              </table:table-cell>
              <table:table-cell office:value-type="float" office:value="11.1666666666667">
                <text:p>11.1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00">
                <text:p>100000000</text:p>
              </table:table-cell>
              <table:table-cell office:value-type="float" office:value="20.6866666666667">
                <text:p>20.68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ogarithmic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ogarithmic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13cm" svg:y="3.952cm" style:legend-expansion="high" chart:style-name="ch2"/>
        <chart:plot-area chart:style-name="ch3" table:cell-range-address="' Dicotomica'.A1:' Dicotomica'.A7 ' Dicotomica'.E1:' Dicotomica'.E7" chart:data-source-has-labels="row" svg:x="0.77cm" svg:y="0.855cm" svg:width="10.203cm" svg:height="7.545cm">
          <chartooo:coordinate-region svg:x="1.497cm" svg:y="1.055cm" svg:width="8.641cm" svg:height="6.69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 Dicotomica'.E2:' Dicotomica'.E7" chart:label-cell-address="' Dicotomica'.E1:' Dicotomica'.E1" chart:class="chart:scatter">
            <chart:domain table:cell-range-address="' Dicotomica'.A2:' Dicotomica'.A7"/>
            <chart:regression-curve chart:style-name="ch7"/>
            <chart:data-point chart:repeated="5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Media</text:p>
                <draw:g>
                  <svg:desc>' Dicotomica'.E1:' Dicotomica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0">
                <text:p>500000</text:p>
                <draw:g>
                  <svg:desc>' Dicotomica'.A2:' Dicotomica'.A7</svg:desc>
                </draw:g>
              </table:table-cell>
              <table:table-cell office:value-type="float" office:value="0.16">
                <text:p>0.16</text:p>
                <draw:g>
                  <svg:desc>' Dicotomica'.E2:' Dicotomica'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0">
                <text:p>10000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0.213333333333333">
                <text:p>0.21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00">
                <text:p>10000000</text:p>
              </table:table-cell>
              <table:table-cell office:value-type="float" office:value="0.366666666666667">
                <text:p>0.366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0">
                <text:p>50000000</text:p>
              </table:table-cell>
              <table:table-cell office:value-type="float" office:value="0.406666666666667">
                <text:p>0.40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000">
                <text:p>100000000</text:p>
              </table:table-cell>
              <table:table-cell office:value-type="float" office:value="0.503333333333333">
                <text:p>0.50333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